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heduling and Task Allocating problem with Time Windows : a swarm intelligence approach</text:p>
      <text:p text:style-name="Standard"/>
      <text:p text:style-name="Standard">//TODO : Describe the problem here.</text:p>
      <text:p text:style-name="Standard"/>
      <text:p text:style-name="Standard">The objective is here to reduce the running distance of the vehicles while respecting the time windows of the missions.</text:p>
      <text:p text:style-name="Standard"/>
      <text:p text:style-name="Standard">In the static case :</text:p>
      <text:p text:style-name="Standard"/>
      <text:p text:style-name="Standard">At the moment we just focus on the static case of the problem in which every mission is known at the very beginning of the day and in which there is no dynamic event such as vehicle failure or customers trucks lateness.</text:p>
      <text:p text:style-name="Standard"/>
      <text:p text:style-name="Standard">To apply our swarm algorithm to this problem we model the mission scheduling as a graph. Our goal is to pre-solve the scheduling part of the whole problem by linking the missions which can be put together without overspending their time windows. It means that the second mission does not begin before the end of the first one and that the travel time between the delivery location of the first mission and the pickup location of the second mission is short enough not to overspent the pickup time window of the second mission. Then in our graph each mission is a node, and if two missions can be put together then we create an edge between the two nodes.</text:p>
      <text:p text:style-name="Standard">We also create a start node and an end node. Each mission node which does not have any incoming edge is linked to the depot node, and on the contrary each mission node which does not have any outgoing edge is linked to the end node.</text:p>
      <text:p text:style-name="Standard"/>
      <text:p text:style-name="Standard">To solve the task allocating problem we used a colored ant colony optimization algorithm. Indeed we put one colony of ants per vehicle. Each colony is composed by a set of ants which are put at the depot node. Their goal is to reach the end node of the graph. So, in this purpose each ant tries to choose a path from the start node to the end node according to the weight of the edges and of the pheromone tracks on the nodes. They are attracted by pheromone of their colony and repulsed by the pheromone of foreign colonies. This process tend to dispatch the ants on the graph and lead to the emergence of a solution plan containing ordered missions and their allocation. Each colony is modeled by a color. Then a mission node take the color of its most present pheromone track.</text:p>
      <text:p text:style-name="Standard"/>
      <text:p text:style-name="Standard">The solution is obtained by building each colored pathes from the start node to end node containing colored nodes with the highest level of pheromone.</text:p>
      <text:p text:style-name="Standard"/>
      <text:p text:style-name="Standard">The edges are weighted by the travel distance between the delivery location of the origin mission and the pickup location of the destination mission. Concerning the weight of edges from the start node, it deals with the distance between the vehicle current location and the pickup location of the destination mission. On the contrary, the weight of the edges from a mission node and the end node is the distance between the delivery location of the origin mission and the depot slot of the given vehicle. So it means that the weight may be different for each vehicle. Moreover it also means that the weight of the edges is time related and that even in the static case the weight of the edges is dynamic.</text:p>
      <text:p text:style-name="Standard"/>
      <text:p text:style-name="Standard">At each step of the algorithm each ant tries to make a move. So first it chooses its destination according to the weight of the edges and the pheromone rate of the nodes. Then it goes on the chosen destination node and spread pheromone according to the cost of the mission execution by the vehicle of the colony. An ant can be blocked in the graph either because it reaches the end node or because every possible destination nodes contain too much foreign pheromone. Then in both cases, the ant is reseted to the depot node and start over. In a version of our modeling we can reinforce a path when an ant reaches the end node. Then it gives more importance to completed <text:soft-page-break/>pathes in comparison with pathes which do not reach the end node.</text:p>
      <text:p text:style-name="Standard">After every ant has moved, then a part of the pheromone evaporate to regulate over used path and to give a chance to possible new pathes (in the dynamic case) or to prevent from blocking into a local optimal solution.</text:p>
      <text:p text:style-name="Standard"/>
      <text:p text:style-name="Standard">The graph evolves with time when a mission is added then a new mission node is created and linked in the graph as described above. When a mission is started by a vehicle, then it means that the vehicle started the computed solution. So there are several possibilites here. First, the mission can not be canceled by the vehicle unless it broke up, so to prevent the algorithm to affect another vehicle the mission node is removed of the mission graph. But then the second node of the paht can be colonized by other colonies closest to the pickup location than the first vehicle was at the begininng of the started mission... Secondly, we can remove every missions node of the path from the graph and in the meantime remove all the ants of the colony of the vehicle. But in this case, no new solutions can be computed. So if new missions show up during the simulation, then they can't be colonized by this vehicle. Thirdly we let all the mission nodes in the graph but we force the ants of the started mission color to pass through the started mission node. Then when the mission has been completed, then the mission node is removed from the graph.</text:p>
      <text:p text:style-name="Standard"/>
      <text:p text:style-name="Standard"/>
      <text:p text:style-name="Standard">The model is not fixed. We can act on several aspects : </text:p>
      <text:list xml:id="list197604815" text:style-name="L1">
        <text:list-item>
          <text:list>
            <text:list-item>
              <text:p text:style-name="P1">Time synchronization with the discrete simulation :</text:p>
              <text:p text:style-name="P1">At the moment the sync time is fixed all along the simulation. But we can imagine to run 5000 iterations of the algorithm at the begining of the simulation and the compute algorithm only when dynamic events occurs (edge weight changes, missions added, removed...). We can also try to use gartanted time which will run the algorithm until execution time is reached (if max exec time = 1s =&gt; 0.4s for the simulation so it gives 0.6s for the algorithm so for instance 500 iterations...)</text:p>
            </text:list-item>
            <text:list-item>
              <text:p text:style-name="P1">Population pressure :</text:p>
              <text:p text:style-name="P1">When there is too many ants on a node, then this node is declared overpopulated and then no other ant can use it.</text:p>
              <text:p text:style-name="P1">When no destination contains enough pheromone of a given color, then the ants of this color die and start over from the depot</text:p>
            </text:list-item>
            <text:list-item>
              <text:p text:style-name="P1">Pheromone over-spreading :</text:p>
              <text:p text:style-name="P1">When an ant reaches the end node then it is possible to spread pheromone on the whole path to reinforce the lead.</text:p>
              <text:p text:style-name="P1">When a mission is started by a vehicle, then the rest of the path is over marked by additional pheromone to prevent the solution to be forgotten with the withdraw of the first mission node.</text:p>
            </text:list-item>
            <text:list-item>
              <text:p text:style-name="P1">Node removal on mission started event</text:p>
            </text:list-item>
            <text:list-item>
              <text:p text:style-name="P1">Parameters :</text:p>
              <text:list>
                <text:list-item>
                  <text:p text:style-name="P1">ALPHA : relative importance of the pheromone track</text:p>
                </text:list-item>
                <text:list-item>
                  <text:p text:style-name="P1">BETA : <text:s/>relative importance of the weight heuristic</text:p>
                </text:list-item>
                <text:list-item>
                  <text:p text:style-name="P1">GAMMA : relative importance of the repulsion process</text:p>
                </text:list-item>
                <text:list-item>
                  <text:p text:style-name="P1">Q : fixed quantity of pheromone spread on a destination (spread quantity = Q*(1+1/w) <text:s/>=&gt; Must be &gt; 1)</text:p>
                </text:list-item>
                <text:list-item>
                  <text:p text:style-name="P1">QR : quantity for reinforcement : quantity of pheromone spread on the whole path when the first mission of the path has been started</text:p>
                </text:list-item>
                <text:list-item>
                  <text:p text:style-name="P1">DELTA : environment pressure rate. If the chosen destination pheromone rate is less than DELTA, then the ant die (start over from the depot)</text:p>
                </text:list-item>
                <text:list-item>
                  <text:p text:style-name="P1">PERSISTENCE : rate of pheromone conserved after each evaporation</text:p>
                </text:list-item>
                <text:list-item>
                  <text:p text:style-name="P1">S : synchronization time with the simulation (number of aco iteration per simulation <text:soft-page-break/>step). If S = 0 then ACO is not synchronized and keep running in background</text:p>
                </text:list-item>
                <text:list-item>
                  <text:p text:style-name="P1">N : number of ant per colony</text:p>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2T09:33:48</meta:creation-date>
    <dc:date>2011-12-12T17:26:04</dc:date>
    <meta:editing-duration>PT1H27M22S</meta:editing-duration>
    <meta:editing-cycles>7</meta:editing-cycles>
    <meta:generator>LibreOffice/3.4$Unix LibreOffice_project/340m1$Build-402</meta:generator>
    <meta:document-statistic meta:table-count="0" meta:image-count="0" meta:object-count="0" meta:page-count="3" meta:paragraph-count="33" meta:word-count="1306" meta:character-count="7121" meta:non-whitespace-character-count="5864"/>
  </office:meta>
</office:document-meta>
</file>